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Hypothesis Testing</text:title></text:p>
      <text:p text:style-name="OrgTitle"/>
      <text:p text:style-name="OrgSubtitle"><text:initial-creator>Ethan Coe-Renne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f9f379">1. Presumption of Innocence</text:a></text:p>
          <text:p text:style-name="Contents_20_1"><text:a xlink:type="simple" xlink:href="#orge0afa4b">2. Null Hypothesis</text:a></text:p>
        </text:index-body>
      </text:table-of-content>
      <text:h text:style-name="Heading_20_1" text:outline-level="1" text:is-list-header="false">
<text:bookmark-start text:name="OrgXref.orgff9f379"/>
<text:bookmark text:name="orgff9f379"/>Presumption of Innocence
<text:bookmark-end text:name="OrgXref.orgff9f379"/></text:h>
      <text:p text:style-name="Text_20_body">Useful to think of hypothesis testing like a trial.
defendents are presumed to be innocent until proven guilty.
</text:p>
      <text:p text:style-name="Text_20_body">In statistics, assume nothing is unusual (H<text:span text:style-name="OrgSubscript">0</text:span> or null hypothesis),
collect evidence, either refute (H<text:span text:style-name="OrgSubscript">a</text:span> or alternate hypothesis) or fail to refute null hypothesis
by checking if evidence is consistent with the null hypothesis.
</text:p>
      <text:h text:style-name="Heading_20_1" text:outline-level="1" text:is-list-header="false">
<text:bookmark-start text:name="OrgXref.orge0afa4b"/>
<text:bookmark text:name="orge0afa4b"/>Null Hypothesis
<text:bookmark-end text:name="OrgXref.orge0afa4b"/></text:h>
      <text:p text:style-name="Text_20_body">H<text:span text:style-name="OrgSubscript">0</text:span> will take form here that population parameter = hypothesised value (null value)
ex H<text:span text:style-name="OrgSubscript">0</text:span>:μ=4.2%
</text:p>
      <text:p text:style-name="Text_20_body">H<text:span text:style-name="OrgSubscript">a</text:span> can take three forms: 
</text:p>
      <text:list text:style-name="OrgBulletedList" text:continue-numbering="false">
        <text:list-item>
          <text:p text:style-name="Text_20_body">population parameter ≠ null value (two sided alternative)
</text:p>
        </text:list-item>
        <text:list-item>
          <text:p text:style-name="Text_20_body">population parameter &lt; null value (lower tailed alternative)
</text:p>
        </text:list-item>
        <text:list-item>
          <text:p text:style-name="Text_20_body">population parameter &gt; null value (upper tailed alternative)
</text:p>
        </text:list-item>
      </text:list>
      <text:p text:style-name="Text_20_body">choice depends on problem wording, or goal of study
</text:p>
      <text:p text:style-name="Text_20_body"><text:span text:style-name="Bold">Hypothesis should <text:span text:style-name="Underline">not</text:span> depend on the sample</text:span>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than Coe-Renner</dc:creator>
    <meta:initial-creator>Ethan Coe-Renner</meta:initial-creator>
    <dc:date>2021-03-02T10:35:15</dc:date>
    <meta:creation-date>2021-03-02T10:35:15</meta:creation-date>
    <meta:generator>Emacs 27.1 (Org mode 9.4.4)</meta:generator>
    <meta:keyword/>
    <dc:subject/>
    <dc:title>Hypothesis Testing</dc:title>
  </office:meta>
</office:document-meta>
</file>